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style>
    <style:style style:name="P3" style:family="paragraph" style:parent-style-name="Standard">
      <style:paragraph-properties fo:margin-top="0.1575in" fo:margin-bottom="0.0783in"/>
      <style:text-properties fo:background-color="#ffff00"/>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e_5f_resume">
      <style:paragraph-properties fo:margin-top="0.1575in" fo:margin-bottom="0.0783in"/>
    </style:style>
    <style:style style:name="P8" style:family="paragraph" style:parent-style-name="texte_5f_resume">
      <style:paragraph-properties fo:margin-top="0.1575in" fo:margin-bottom="0.0783in"/>
      <style:text-properties fo:background-color="#ffff00"/>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labo">
      <style:text-properties fo:font-style="normal" style:font-style-asian="normal" style:font-style-complex="normal"/>
    </style:style>
    <style:style style:name="P12" style:family="paragraph" style:parent-style-name="adresse">
      <style:text-properties fo:font-style="normal" style:font-style-asian="normal" style:font-style-complex="normal"/>
    </style:style>
    <style:style style:name="P13" style:family="paragraph" style:parent-style-name="Text_20_body" style:list-style-name="L1"/>
    <style:style style:name="P14" style:family="paragraph" style:parent-style-name="Text_20_body" style:list-style-name="L1">
      <style:text-properties fo:background-color="transparent"/>
    </style:style>
    <style:style style:name="P15"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6" style:family="paragraph" style:parent-style-name="Text_20_body" style:list-style-name="L2">
      <style:paragraph-properties fo:margin-top="0in" fo:margin-bottom="0in" fo:line-height="150%"/>
      <style:text-properties fo:background-color="transparent"/>
    </style:style>
    <style:style style:name="P17" style:family="paragraph" style:parent-style-name="Heading_20_1">
      <style:paragraph-properties fo:margin-top="0.1575in" fo:margin-bottom="0.0783in"/>
    </style:style>
    <style:style style:name="P18" style:family="paragraph" style:parent-style-name="liste_20_references">
      <style:paragraph-properties fo:margin-top="0.1575in" fo:margin-bottom="0.0783in"/>
      <style:text-properties fo:background-color="#ffff00"/>
    </style:style>
    <style:style style:name="P19" style:family="paragraph" style:parent-style-name="Titre_20_article" style:master-page-name="Standard">
      <style:paragraph-properties style:page-number="auto"/>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fo:background-color="transparent"/>
    </style:style>
    <style:style style:name="T4" style:family="text">
      <style:text-properties fo:font-style="normal" style:font-style-asian="normal"/>
    </style:style>
    <style:style style:name="T5" style:family="text">
      <style:text-properties fo:background-color="#ffff00"/>
    </style:style>
    <style:style style:name="T6" style:family="text">
      <style:text-properties fo:background-color="transparent"/>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11">LJK, 51 rue des Mathématiques, 38400 Saint Martin d'Hères</text:p>
      <text:p text:style-name="mail"/>
      <text:p text:style-name="auteurs">Romain Cavagna<text:bookmark-start text:name="_Ref20045657"/></text:p>
      <text:p text:style-name="labo">INRIA Rhone-Alpes</text:p>
      <text:p text:style-name="P12">ENSIMAG, 51 avenue Jean Kuntzmann, 38330 Montbonnot Saint Martin</text:p>
      <text:p text:style-name="P12"><text:s/></text:p>
      <text:p text:style-name="auteurs">Joseph Emeras</text:p>
      <text:p text:style-name="labo">INRIA Rhone-Alpes</text:p>
      <text:p text:style-name="P12">ENSIMAG, 51 avenue Jean Kuntzmann, 38330 Montbonnot Saint Martin</text:p>
      <text:p text:style-name="P12"><text:s/></text:p>
      <text:p text:style-name="auteurs">Olivier Richard</text:p>
      <text:p text:style-name="labo">LIG</text:p>
      <text:p text:style-name="P12">ENSIMAG, 51 avenue Jean Kuntzmann, 38330 Montbonnot Saint Martin</text:p>
      <text:p text:style-name="P12"><text:s/><text:bookmark-end text:name="_Ref20045657"/><text:bookmark-start text:name="_Ref20107391"/></text:p>
      <text:section text:style-name="Sect1" text:name="Section1">
        <text:p text:style-name="P4">Résumé</text:p>
        <text:p text:style-name="P7"><text:span text:style-name="T5">Ce document résume les instructions aux auteurs de la conférence JRES 2009. Il est téléchargeable sur le site de JRES : </text:span><text:a xlink:type="simple" xlink:href="http://www.jres.org/"><text:span text:style-name="Internet_20_link"><text:span text:style-name="T5">http://www.jres.org</text:span></text:span></text:a><text:span text:style-name="T5">.</text:span></text:p>
        <text:p text:style-name="P8">Le résumé doit faire de 15 à 20 lignes. Il est écrit en italique, <text:span text:style-name="T4">Times New Roman</text:span>, 10 points. Le titre « Résumé » (ainsi que le titre « Mots-clefs » ci-dessous) est en 12 points, gras.</text:p>
        <text:p text:style-name="P5">Mots clefs</text:p>
        <text:p text:style-name="P3">IPv6, PKI, CMS …</text:p>
        <text:p text:style-name="P2"/>
        <text:h text:style-name="P17" text:outline-level="1">Introduction</text:h>
        <text:p text:style-name="P9">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9">Il s'agit d'un gestionnaire de ressources pour grandes grappes de calcul qui offre une grande polyvalence d'emploi, des fonctionnalités originales et qui a pour ambition de passer facilement à l'échelle. </text:p>
        <text:p text:style-name="P9">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9">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5">Nous présenterons dans l'article un historique des évolutions du logiciel pour mieux comprendre son contexte de développement. </text:span><text:line-break/></text:p>
        <text:h text:style-name="Heading_20_1" text:outline-level="1">Fonctionnalités</text:h>
        <text:p text:style-name="P10">OAR est un gestionnaire de ressources ainsi qu'un ordonnanceur de tâches pour grandes grappes de calcul. </text:p>
        <text:p text:style-name="P10">Son rôle est donc de planifier et gérer les exécutions des tâches (jobs) sur les ressources ainsi que de gérer les ressources elles-mêmes. Sa flexibilité lui permet d'être utilisé sur des grappes de production comme de recherche.</text:p>
        <text:p text:style-name="P10">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0">Comme beaucoup d'autres gestionnaires de ressources, OAR</text:p>
        <text:list xml:id="list813252529" text:style-name="L1">
          <text:list-item>
            <text:p text:style-name="P14">permet de lancer des taches en mode interactif (via un shell sur la ressource) ou en mode « batch »</text:p>
          </text:list-item>
          <text:list-item>
            <text:p text:style-name="P13"><text:span text:style-name="T6">permet de soumettre par réservation, une tâche sera lancée à une date définie à l’avance (</text:span><text:span text:style-name="T3">advance reservation</text:span><text:span text:style-name="T6">)</text:span></text:p>
          </text:list-item>
          <text:list-item>
            <text:p text:style-name="P14">est multi files d'attente avec des priorités et un ordonnanceur différents pour chaque file</text:p>
          </text:list-item>
          <text:list-item>
            <text:p text:style-name="P14">intègre des règles d’admission ce qui permet une grande souplesse de configuration de l’admission des tâches dans les files d’attente</text:p>
          </text:list-item>
        </text:list>
        <text:list xml:id="list1857198702" text:style-name="L1">
          <text:list-item>
            <text:p text:style-name="P15">intègre la notion de tableaux de jobs: possibilité de soumettre en une seule fois de nombreux jobs aux propriétés similaires dépendants éventuellement de paramètres</text:p>
            <text:p text:style-name="P15"/>
          </text:list-item>
        </text:list>
        <text:list xml:id="list280192166" text:continue-list="list813252529" text:style-name="L1">
          <text:list-item>
            <text:p text:style-name="P14">permet de définir des dépendances d'exécution entre les tâches</text:p>
          </text:list-item>
        </text:list>
        <text:p text:style-name="Text_20_body"/>
        <text:p text:style-name="Text_20_body">Cependant de nombreuses fonctionnalites sont plus spécifiques à OAR, comme</text:p>
        <text:list xml:id="list1892316660" text:continue-list="list1857198702" text:style-name="L2">
          <text:list-item>
            <text:p text:style-name="P16">l'utilisation d'un type de job spécifique: « best-effort » qui permet d’exploiter les ressources inutilisées</text:p>
          </text:list-item>
          <text:list-item>
            <text:p text:style-name="P16">la définition des ressources de manière hiérarchique ce qui permet la gestion des grappes hétérogènes</text:p>
          </text:list-item>
          <text:list-item>
            <text:p text:style-name="P16">un algorithme de fairsharing avec définition de projets : partage intelligent des ressources en fonction du taux d’utilisation par utilisateur et par projet</text:p>
          </text:list-item>
          <text:list-item>
            <text:p text:style-name="P16">l'ordonnancement par diagramme de Gantt permettant la visualisation des décisions</text:p>
          </text:list-item>
          <text:list-item>
            <text:p text:style-name="P16">le support des licences comme types de ressources</text:p>
          </text:list-item>
        </text:list>
        <text:p text:style-name="Text_20_body"/>
        <text:p text:style-name="Text_20_body"/>
        <text:p text:style-name="Text_20_body"/>
        <text:h text:style-name="Heading_20_1" text:outline-level="1">Architecture</text:h>
        <text:p text:style-name="P9">OAR connaît 2 types de composants dans son architecture: un ensemble de modules et une base de données. </text:p>
        <text:p text:style-name="P9">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9">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5">Cette approche permet le développement de modules complémentaires écrits dans n’importe quel langage ayant une librairie d’interfaçage avec les bases de données. </text:span><text:line-break/></text:p>
        <text:h text:style-name="Heading_20_1" text:outline-level="1"><text:bookmark text:name="Retours_d.27exp.C3.A9rience"/><text:soft-page-break/>Retours d'expérience</text:h>
        <text:h text:style-name="Heading_20_2" text:outline-level="2"><text:bookmark text:name="CIMENT"/>CIMENT</text:h>
        <text:p text:style-name="P9">CIMENT [3] (Calcul Intensif / Modélisation / Expérimentation Numérique et Technologique) est le meso-centre de calcul informatique de l'Université Joseph Fourier. Il réunit pratiquement toutes les disciplines de l'université qui ont des besoins en calcul haute performance: Chimie, Bioimagerie, Physique numérique, Environnement/Climatologie, Sciences de l'univers, Informatique distribuée,... Ce projet exploite une dizaine de calculateurs représentant au total plus de 2000 coeurs de processeur. Une grille légère CiGri mutualise ces ressources. Aujourd'hui, 90% des machines de CIMENT fonctionnent avec OAR. </text:p>
        <text:h text:style-name="Heading_20_2" text:outline-level="2"><text:bookmark text:name="Grid5000"/>Grid5000</text:h>
        <text:p text:style-name="P9">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9">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9">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P9">Une centaine de PC actifs le jour dans des salles de TP sont utilisables la nuit et le week-end en tant que noeuds de calcul d'une grappe virtuelle démarrée grâce au logiciel Computemode. Les noeuds une fois démarrés, sont gérés par OAR. </text:p>
        <text:h text:style-name="Heading_20_2" text:outline-level="2"><text:bookmark text:name="Autres_usages_connus"/>Autres usages connus</text:h>
        <text:p text:style-name="P9">Aujourd'hui, OAR semble de plus en plus utilisé. On a recensé des installations au Brésil, en Slovaquie, en Chine. Plus proches de nous, citons le BRGM à Orléans.</text:p>
        <text:h text:style-name="Heading_20_1" text:outline-level="1"><text:bookmark text:name="Outils_connexes"/>Outils connexes</text:h>
        <text:h text:style-name="Heading_20_2" text:outline-level="2"><text:bookmark text:name="TakTuk"/>TakTuk</text:h>
        <text:p text:style-name="P9">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CiGri</text:h>
        <text:p text:style-name="P9">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Heading_20_2" text:outline-level="2"><text:bookmark text:name="Oargrid"/>Oargrid</text:h>
        <text:p text:style-name="P9">Oargrid est un outil simple qui permet de soumettre des jobs simultanément sur plusieurs clusters exploités par OAR. Actuellement utilisé uniquement dans grid5000, il va bientôt offrir une API utilisateur REST et nous allons le distribuer dans le même packaging que OAR. </text:p>
        <text:h text:style-name="Heading_20_2" text:outline-level="2"><text:bookmark text:name="ComputeMode"/>ComputeMode</text:h>
        <text:p text:style-name="P9">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text:p>
        <text:p text:style-name="Text_20_body"/>
        <text:h text:style-name="Heading_20_1" text:outline-level="1"><text:bookmark text:name="Perspectives_d.27.C3.A9volution"/><text:soft-page-break/>Perspectives d'évolution</text:h>
        <text:p text:style-name="P9">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9"/>
        <text:h text:style-name="Heading_20_1" text:outline-level="1"><text:bookmark text:name="Conclusion"/>Conclusion</text:h>
        <text:p text:style-name="P9">OAR est actuellement un projet actif tant au niveau du developpement (avec le refactoring de la version 3 de OAR) que des partenariats en cours ou futurs. </text:p>
        <text:p text:style-name="P9"/>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5">[1] Laboratoire d'Informatique de Grenoble: </text:span><text:a xlink:type="simple" xlink:href="http://www.lig-lab.fr/"><text:span text:style-name="T5">http://www.lig-lab.fr</text:span></text:a></text:p>
        <text:p text:style-name="P1"><text:span text:style-name="T5">[2] </text:span><text:a xlink:type="simple" xlink:href="https://www.grid5000.fr/"><text:span text:style-name="T5">https://www.grid5000.fr</text:span></text:a><text:span text:style-name="T5"> </text:span></text:p>
        <text:p text:style-name="P1"><text:span text:style-name="T5">[3] </text:span><text:a xlink:type="simple" xlink:href="https://ciment.ujf-grenoble.fr/"><text:span text:style-name="T5">https://ciment.ujf-grenoble.fr</text:span></text:a></text:p>
        <text:p text:style-name="P1"><text:span text:style-name="T5">[4] </text:span><text:a xlink:type="simple" xlink:href="http://www-sop.inria.fr/aci/grid/public/acigrid.htm"><text:span text:style-name="T5">http://www-sop.inria.fr/aci/grid/public/acigrid.htm</text:span></text:a><text:span text:style-name="T5"> </text:span></text:p>
        <text:p text:style-name="P1"/>
        <text:p text:style-name="P6">Annexe</text:p>
        <text:p text:style-name="P3">Les auteurs ajoutent, si nécessaire, une annexe avec une section non numérotée.</text:p>
        <text:p text:style-name="P6">Bibliographie</text:p>
        <text:list xml:id="list1558609942" text:style-name="WW8Num34">
          <text:list-item>
            <text:p text:style-name="P18"><text:bookmark-start text:name="_Ref20107241"/>Auteur1 et Auteur2, Un article dans une revue. <text:span text:style-name="T2">Nom de la revue</text:span>, 3(10) : 133-139, Janvier 2001.<text:bookmark-end text:name="_Ref20107241"/></text:p>
          </text:list-item>
          <text:list-item>
            <text:p text:style-name="P18"><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18">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09-07T11:42:37</dc:date>
    <meta:editing-cycles>51</meta:editing-cycles>
    <meta:editing-duration>PT25H17M22S</meta:editing-duration>
    <meta:document-statistic meta:table-count="0" meta:image-count="0" meta:object-count="0" meta:page-count="4" meta:paragraph-count="85" meta:word-count="1584" meta:character-count="10356"/>
    <meta:user-defined meta:name="Info 1"/>
    <meta:user-defined meta:name="Info 2"/>
    <meta:user-defined meta:name="Info 3"/>
    <meta:user-defined meta:name="Info 4"/>
  </office:meta>
</office:document-meta>
</file>